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2D550250BAE3FD00F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a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122cm" svg:y="-1.358cm" svg:width="19.219cm" svg:height="27.979cm" draw:z-index="0"><draw:image xlink:href="Pictures/10000001000001F2000002D550250BAE3FD00F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3:25:00.147000000</meta:creation-date>
    <dc:date>2025-03-02T13:27:08.116000000</dc:date>
    <meta:editing-duration>PT2M7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